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 style:family="text">
      <style:text-properties fo:font-variant="normal" fo:text-transform="none" fo:color="#656d78" style:font-name="Merriweather" fo:font-size="10.5pt" fo:letter-spacing="normal" fo:font-style="normal" fo:font-weight="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lanering: </text:span><text:line-break/><text:line-break/><text:span text:style-name="T6">Uppdrag:</text:span></text:p>
      <text:p text:style-name="P1">Skapa program som bilfirma kan använda internt för att hantera kunder, innevarande bilar, tjänster och personal. </text:p>
      <text:p text:style-name="Standard"/>
      <text:p text:style-name="Standard">Skapa meny till bilfirmans program som möjliggör flera val genom if-satser. För att återgå till menyn efteråt trycker användaren enter och kan välja ett nytt val genom en while-loop. </text:p>
      <text:p text:style-name="Standard"/>
      <text:p text:style-name="Standard"><text:span text:style-name="T1">Val 1 – Registrera ny köpare.</text:span> Användaren kan skriva in uppgifter om köpare genom input, och får tillbaka bekräftelse på inmatade uppgifter genom print. <text:s/></text:p>
      <text:p text:style-name="Standard"/>
      <text:p text:style-name="Standard"><text:span text:style-name="T1">Val 2 – Se innevarande bilar.</text:span> Användaren kan se lista över innevarande bilar och kan sedan välja att se mer information om enskilda bilar genom att skriva in bilmärket. Dessa är sparade i variabler som hämtar informationen om bilarna genom if-satser. Genom en while-loop kan användaren återgå till undermenyn. Om användaren vill återgå till huvudmenyn anger denna AVS och loopen avslutas då med break och återgår till huvudmenyn.</text:p>
      <text:p text:style-name="Standard"/>
      <text:p text:style-name="Standard"><text:span text:style-name="T4">Val 3 – Hantera tjänster.</text:span> Användaren kan välja att räkna ut kostnad för service genom ange REP vilket kallar på funktionen ServiceCost som anger en fast uträkning av servicekostnaden. Användaren kan också välja att räkna ut kostnaden för reparation genom att ange REP, vilket kallar på funktionen RepairCost. Användaren uppmanas att mata in antal timmar som arbetet tar och materialkostnad (villkor) som funktionen räknar samman till en kostnad för reparationen som skrivs ut till användaren med print. </text:p>
      <text:p text:style-name="Standard">Om användaren anger AVS så återgår programmet till huvudmenyn.</text:p>
      <text:p text:style-name="Standard"/>
      <text:p text:style-name="Standard"><text:span text:style-name="T1">Val 4 – Hantera personal. </text:span>Användaren kan välja att lägga till anställd, se personallista eller återgå till huvudmeny. Genom val ett anropas funktionen addStaff som lägger till de inmatade uppgifterna i listan staff. Genom val två anropas listan staff och skrivs ut. Alternativ tre använder break för att användaren ska komma tillbaka till huvudmenyn.</text:p>
      <text:p text:style-name="Standard"><text:s text:c="3"/></text:p>
      <text:p text:style-name="Standard"><text:span text:style-name="T1">Val 5 – Avsluta programmet. </text:span>Avslutar loopen med break och avslutar programmet. </text:p>
      <text:p text:style-name="Standard"/>
      <text:p text:style-name="Standard">Om något går fel i programmet fångas detta upp med try/except.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cki Lindstrand</meta:initial-creator>
    <meta:creation-date>2022-04-05T13:20:12.35</meta:creation-date>
    <dc:date>2022-04-08T15:57:18.59</dc:date>
    <dc:creator>Kicki Lindstrand</dc:creator>
    <meta:editing-duration>P3DT50M31S</meta:editing-duration>
    <meta:editing-cycles>2</meta:editing-cycles>
    <meta:generator>OpenOffice/4.1.11$Win32 OpenOffice.org_project/4111m1$Build-9808</meta:generator>
    <meta:document-statistic meta:table-count="0" meta:image-count="0" meta:object-count="0" meta:page-count="1" meta:paragraph-count="11" meta:word-count="302" meta:character-count="1959"/>
  </office:meta>
</office:document-meta>
</file>